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9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3.072in"/>
    </style:style>
    <style:style style:name="co5" style:family="table-column">
      <style:table-column-properties fo:break-before="auto" style:column-width="1.7953in"/>
    </style:style>
    <style:style style:name="co6" style:family="table-column">
      <style:table-column-properties fo:break-before="auto" style:column-width="3.5118in"/>
    </style:style>
    <style:style style:name="co7" style:family="table-column">
      <style:table-column-properties fo:break-before="auto" style:column-width="4.4091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2.439in"/>
    </style:style>
    <style:style style:name="co10" style:family="table-column">
      <style:table-column-properties fo:break-before="auto" style:column-width="1.9807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H Qty</text:p>
          </table:table-cell>
          <table:table-cell table:style-name="ce1" office:value-type="string">
            <text:p>Reference(s)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ibPar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Manufacturer</text:p>
          </table:table-cell>
          <table:table-cell table:style-name="ce2" office:value-type="string">
            <text:p>Part Number</text:p>
          </table:table-cell>
          <table:table-cell table:style-name="ce1" office:value-type="string">
            <text:p>Notes</text:p>
          </table:table-cell>
          <table:table-cell table:style-name="ce1" table:number-columns-repeated="1011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2.2uF 35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C2012X7R1V225K085AC</text:p>
          </table:table-cell>
          <table:table-cell table:number-columns-repeated="1012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2.2uF 1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CL21B225KPFNNNE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3, C4</text:p>
          </table:table-cell>
          <table:table-cell office:value-type="string">
            <text:p>10uF 1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ZD106KAT2A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5, C23, C25, C31, C3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Kemet</text:p>
          </table:table-cell>
          <table:table-cell office:value-type="string">
            <text:p>C0603C220J1GACTU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C6, C7, C8, C9, C17, C18, C19, C20</text:p>
          </table:table-cell>
          <table:table-cell office:value-type="string">
            <text:p>OPEN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10, C11, C12, C13, C14, C15, C24, C28, C30</text:p>
          </table:table-cell>
          <table:table-cell office:value-type="string">
            <text:p>100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CC0603KRX7R9BB104</text:p>
          </table:table-cell>
          <table:table-cell office:value-type="string">
            <text:p>Same as 0.1uF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16, C26, C27, C29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C1608X7R1A105K080AC</text:p>
          </table:table-cell>
          <table:table-cell table:number-columns-repeated="1012"/>
        </table:table-row>
        <table:table-row table:style-name="ro2">
          <table:table-cell table:number-columns-repeated="3" office:value-type="float" office:value="8">
            <text:p>8</text:p>
          </table:table-cell>
          <table:table-cell office:value-type="string">
            <text:p>C21, C22, C34, C35, C37, C38, C39, C40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CC0603KRX7R9BB104</text:p>
          </table:table-cell>
          <table:table-cell office:value-type="string">
            <text:p>Same as 100nF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33, C36, C41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ZD106KAT2A</text:p>
          </table:table-cell>
          <table:table-cell table:number-columns-repeated="1012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42, C44</text:p>
          </table:table-cell>
          <table:table-cell office:value-type="string">
            <text:p>6.8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1C682K4T2A</text:p>
          </table:table-cell>
          <table:table-cell table:number-columns-repeated="1012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43, C45</text:p>
          </table:table-cell>
          <table:table-cell office:value-type="string">
            <text:p>10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CL10B103KB8NCNC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46, C47, C48, C49, C50, C51, C52, C53</text:p>
          </table:table-cell>
          <table:table-cell office:value-type="string">
            <text:p>1uF 5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</text:p>
          </table:table-cell>
          <table:table-cell office:value-type="string">
            <text:p>CL10A105KB8NNNC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1, D3, D9, D10, D11, D12, D13, D14</text:p>
          </table:table-cell>
          <table:table-cell office:value-type="string">
            <text:p>50V 2A</text:p>
          </table:table-cell>
          <table:table-cell office:value-type="string">
            <text:p>Device:D</text:p>
          </table:table-cell>
          <table:table-cell office:value-type="string">
            <text:p>Snack Machine:D_SMB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ES2A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2, D4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_SMD:D_1206_3216Metric_Pad1.42x1.7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D1206-S01575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5, D6</text:p>
          </table:table-cell>
          <table:table-cell office:value-type="string">
            <text:p>YELLOW</text:p>
          </table:table-cell>
          <table:table-cell office:value-type="string">
            <text:p>Device:LED</text:p>
          </table:table-cell>
          <table:table-cell office:value-type="string">
            <text:p>LED_SMD:LED_0603_1608Metric_Pad1.05x0.95mm_HandSolder</text:p>
          </table:table-cell>
          <table:table-cell office:value-type="string">
            <text:p>~</text:p>
          </table:table-cell>
          <table:table-cell office:value-type="string">
            <text:p>Wurth Electronics</text:p>
          </table:table-cell>
          <table:table-cell office:value-type="string">
            <text:p>150060YS75000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7, D8</text:p>
          </table:table-cell>
          <table:table-cell office:value-type="string">
            <text:p>D_Schottky</text:p>
          </table:table-cell>
          <table:table-cell office:value-type="string">
            <text:p>Device:D_Schottky</text:p>
          </table:table-cell>
          <table:table-cell office:value-type="string">
            <text:p>Diode_SMD:D_SOD-323</text:p>
          </table:table-cell>
          <table:table-cell office:value-type="string">
            <text:p>~</text:p>
          </table:table-cell>
          <table:table-cell office:value-type="string">
            <text:p>Toshiba Semiconductor and Storage</text:p>
          </table:table-cell>
          <table:table-cell office:value-type="string">
            <text:p>CUS10S40,H3F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1A</text:p>
          </table:table-cell>
          <table:table-cell office:value-type="string">
            <text:p>Device:Fuse</text:p>
          </table:table-cell>
          <table:table-cell office:value-type="string">
            <text:p>Snack Machine:Keystone_3544-2</text:p>
          </table:table-cell>
          <table:table-cell office:value-type="string">
            <text:p>~</text:p>
          </table:table-cell>
          <table:table-cell office:value-type="string">
            <text:p>Keystone Electronics</text:p>
          </table:table-cell>
          <table:table-cell office:value-type="string">
            <text:p>3544-2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2</text:p>
          </table:table-cell>
          <table:table-cell office:value-type="string">
            <text:p>500mA</text:p>
          </table:table-cell>
          <table:table-cell office:value-type="string">
            <text:p>Device:Polyfuse</text:p>
          </table:table-cell>
          <table:table-cell office:value-type="string">
            <text:p>Snack Machine:MF-MSMF050-2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MF-MSMF050-2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B1</text:p>
          </table:table-cell>
          <table:table-cell office:value-type="string">
            <text:p>600R@100MHz</text:p>
          </table:table-cell>
          <table:table-cell office:value-type="string">
            <text:p>Device:Ferrite_Bead</text:p>
          </table:table-cell>
          <table:table-cell office:value-type="string">
            <text:p>Inductor_SMD:L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MPZ1608S601ATA00</text:p>
          </table:table-cell>
          <table:table-cell table:number-columns-repeated="1012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B2, FB3</text:p>
          </table:table-cell>
          <table:table-cell office:value-type="string">
            <text:p>Ferrite_Bead</text:p>
          </table:table-cell>
          <table:table-cell office:value-type="string">
            <text:p>Device:Ferrite_Bead</text:p>
          </table:table-cell>
          <table:table-cell office:value-type="string">
            <text:p>Inductor_SMD:L_0805_2012Metric_Pad1.15x1.40mm_HandSolder</text:p>
          </table:table-cell>
          <table:table-cell office:value-type="string">
            <text:p>~</text:p>
          </table:table-cell>
          <table:table-cell office:value-type="string">
            <text:p>Murata</text:p>
          </table:table-cell>
          <table:table-cell office:value-type="string">
            <text:p>BLM21PG221SN1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H1, H2, H3, H4</text:p>
          </table:table-cell>
          <table:table-cell office:value-type="string">
            <text:p>MountingHole_Pad</text:p>
          </table:table-cell>
          <table:table-cell office:value-type="string">
            <text:p>Mechanical:MountingHole_Pad</text:p>
          </table:table-cell>
          <table:table-cell office:value-type="string">
            <text:p>MountingHole:MountingHole_3.5mm_Pad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J1, J5</text:p>
          </table:table-cell>
          <table:table-cell office:value-type="string">
            <text:p>MDB</text:p>
          </table:table-cell>
          <table:table-cell office:value-type="string">
            <text:p>Connector_Generic:Conn_02x03_Top_Bottom</text:p>
          </table:table-cell>
          <table:table-cell office:value-type="string">
            <text:p>Connector_Molex:Molex_Mini-Fit_Jr_5566-06A_2x03_P4.20mm_Vertical</text:p>
          </table:table-cell>
          <table:table-cell office:value-type="string">
            <text:p>~</text:p>
          </table:table-cell>
          <table:table-cell office:value-type="string">
            <text:p>Molex</text:p>
          </table:table-cell>
          <table:table-cell office:value-type="string">
            <text:p>0039290063</text:p>
          </table:table-cell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Power Screw Terminal</text:p>
          </table:table-cell>
          <table:table-cell office:value-type="string">
            <text:p>Connector:Screw_Terminal_01x02</text:p>
          </table:table-cell>
          <table:table-cell office:value-type="string">
            <text:p>TerminalBlock_Phoenix:TerminalBlock_Phoenix_PT-1,5-2-5.0-H_1x02_P5.00mm_Horizontal</text:p>
          </table:table-cell>
          <table:table-cell office:value-type="string">
            <text:p>~</text:p>
          </table:table-cell>
          <table:table-cell office:value-type="string">
            <text:p>Phoenix Contact</text:p>
          </table:table-cell>
          <table:table-cell office:value-type="string">
            <text:p>1935161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3</text:p>
          </table:table-cell>
          <table:table-cell office:value-type="string">
            <text:p>RFID Serial Connector</text:p>
          </table:table-cell>
          <table:table-cell office:value-type="string">
            <text:p>Connector:Conn_01x05_Fe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4</text:p>
          </table:table-cell>
          <table:table-cell office:value-type="string">
            <text:p>RFID Led Connector</text:p>
          </table:table-cell>
          <table:table-cell office:value-type="string">
            <text:p>Connector:Conn_01x03_Female</text:p>
          </table:table-cell>
          <table:table-cell office:value-type="string">
            <text:p>Connector_PinHeader_2.54mm:PinHeader_1x03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6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JST:JST_XH_B02B-XH-A_1x02_P2.50mm_Vertical</text:p>
          </table:table-cell>
          <table:table-cell office:value-type="string">
            <text:p>~</text:p>
          </table:table-cell>
          <table:table-cell office:value-type="string">
            <text:p>JST</text:p>
          </table:table-cell>
          <table:table-cell office:value-type="string">
            <text:p>B2B-XH-A(LF)(SN)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7</text:p>
          </table:table-cell>
          <table:table-cell office:value-type="string">
            <text:p>LCD EXP1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5 shrouded male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8</text:p>
          </table:table-cell>
          <table:table-cell office:value-type="string">
            <text:p>LCD EXP2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5 shrouded male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J9, J17</text:p>
          </table:table-cell>
          <table:table-cell office:value-type="string">
            <text:p>AVR-ISP-6</text:p>
          </table:table-cell>
          <table:table-cell office:value-type="string">
            <text:p>Connector:AVR-ISP-6</text:p>
          </table:table-cell>
          <table:table-cell office:value-type="string">
            <text:p>Connector_PinHeader_2.54mm:PinHeader_2x03_P2.54mm_Vertical</text:p>
          </table:table-cell>
          <table:table-cell office:value-type="string">
            <text:p><text:s/>~</text:p>
          </table:table-cell>
          <table:table-cell table:number-columns-repeated="2" office:value-type="string">
            <text:p>-</text:p>
          </table:table-cell>
          <table:table-cell office:value-type="string">
            <text:p>2x3 generic male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0</text:p>
          </table:table-cell>
          <table:table-cell office:value-type="string">
            <text:p>Row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 office:value-type="string">
            <text:p>Phoenix Contact</text:p>
          </table:table-cell>
          <table:table-cell office:value-type="float" office:value="1935226">
            <text:p>1935226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Column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 office:value-type="string">
            <text:p>Amphenol Anytek</text:p>
          </table:table-cell>
          <table:table-cell office:value-type="string">
            <text:p>OQ0854500000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2</text:p>
          </table:table-cell>
          <table:table-cell office:value-type="string">
            <text:p>Display Serial Header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Socket_2.54mm:PinSocket_2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5 generic female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3</text:p>
          </table:table-cell>
          <table:table-cell office:value-type="string">
            <text:p>RFID_CONNECTOR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office:value-type="string">
            <text:p>Molex</text:p>
          </table:table-cell>
          <table:table-cell office:value-type="string">
            <text:p>0705430004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4</text:p>
          </table:table-cell>
          <table:table-cell office:value-type="string">
            <text:p>Large Display Header</text:p>
          </table:table-cell>
          <table:table-cell office:value-type="string">
            <text:p>Connector_Generic:Conn_02x15_Counter_Clockwise</text:p>
          </table:table-cell>
          <table:table-cell office:value-type="string">
            <text:p>Connector_PinSocket_2.54mm:PinSocket_2x1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15 generic female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6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Snack Machine:Amphenol_10118193-0001LF</text:p>
          </table:table-cell>
          <table:table-cell office:value-type="string">
            <text:p>~</text:p>
          </table:table-cell>
          <table:table-cell office:value-type="string">
            <text:p>Amphenol FCI</text:p>
          </table:table-cell>
          <table:table-cell office:value-type="string">
            <text:p>10118193-0001LF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18</text:p>
          </table:table-cell>
          <table:table-cell office:value-type="string">
            <text:p>Conn_02x02_Odd_Even</text:p>
          </table:table-cell>
          <table:table-cell office:value-type="string">
            <text:p>Connector_Generic:Conn_02x02_Odd_Even</text:p>
          </table:table-cell>
          <table:table-cell office:value-type="string">
            <text:p>Connector_PinHeader_2.54mm:PinHeader_2x02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JP1, JP2</text:p>
          </table:table-cell>
          <table:table-cell office:value-type="string">
            <text:p>SolderJumper_2_Open</text:p>
          </table:table-cell>
          <table:table-cell office:value-type="string">
            <text:p>Jumper:SolderJumper_2_Open</text:p>
          </table:table-cell>
          <table:table-cell office:value-type="string">
            <text:p>Jumper:SolderJumper-2_P1.3mm_Open_TrianglePad1.0x1.5mm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Q2, Q19, Q20, Q21, Q22, Q23, Q24, Q25</text:p>
          </table:table-cell>
          <table:table-cell office:value-type="string">
            <text:p>Q_NMOS_SGD</text:p>
          </table:table-cell>
          <table:table-cell office:value-type="string">
            <text:p>Device:Q_N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NTR4003NT1G</text:p>
          </table:table-cell>
          <table:table-cell table:number-columns-repeated="1012"/>
        </table:table-row>
        <table:table-row table:style-name="ro2">
          <table:table-cell office:value-type="float" office:value="40">
            <text:p>4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Q3, Q4, Q5, Q6, Q11, Q12, Q13, Q14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Q7, Q8, Q9, Q10, Q15, Q16, Q17, Q18, Q26</text:p>
          </table:table-cell>
          <table:table-cell office:value-type="string">
            <text:p>MMBT3904</text:p>
          </table:table-cell>
          <table:table-cell office:value-type="string">
            <text:p>Transistor_BJT:MMBT3904</text:p>
          </table:table-cell>
          <table:table-cell office:value-type="string">
            <text:p>Snack Machine:SOT-23_Handsoldering_Lite</text:p>
          </table:table-cell>
          <table:table-cell office:value-type="string">
            <text:p>https://www.fairchildsemi.com/datasheets/2N/2N3904.pdf</text:p>
          </table:table-cell>
          <table:table-cell office:value-type="string">
            <text:p>Micro Commercial</text:p>
          </table:table-cell>
          <table:table-cell office:value-type="string">
            <text:p>MMBT3904-TP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R1, R2, R8, R9, R10, R11, R13, R14, R15, R16</text:p>
          </table:table-cell>
          <table:table-cell office:value-type="string">
            <text:p>0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JR-070RL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3, R4, R12, R6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Same as 10k (schematic should be lower case k)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R5, R7, R17, R18, R20, R22, R24, R25, R26, R27, R29, R30, R35, R36, R37, R39, R40, R41, R42, R43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KL</text:p>
          </table:table-cell>
          <table:table-cell office:value-type="string">
            <text:p>Same as 1k (schematic should be lower case k)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6, R55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ML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R19, R31, R32, R34, R44, R45, R46, R47, R48, R49, R50, R51, R59, R60, R61, R62, R63, R79, R80, R81, R8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KL</text:p>
          </table:table-cell>
          <table:table-cell office:value-type="string">
            <text:p>Same as 1K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R21, R28, R33, R52, R53, R54, R67, R69, R70, R71, R72, R83, R84, R85, R8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Same as 10K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23, R38</text:p>
          </table:table-cell>
          <table:table-cell office:value-type="string">
            <text:p>0.1R 1%</text:p>
          </table:table-cell>
          <table:table-cell office:value-type="string">
            <text:p>Device:R</text:p>
          </table:table-cell>
          <table:table-cell office:value-type="string">
            <text:p>Resistor_SMD:R_0805_2012Metric_Pad1.15x1.40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RUT2012FR100CS</text:p>
          </table:table-cell>
          <table:table-cell office:value-type="string">
            <text:p>Only need 1 of these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56, R57</text:p>
          </table:table-cell>
          <table:table-cell office:value-type="string">
            <text:p>22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22RL</text:p>
          </table:table-cell>
          <table:table-cell table:number-columns-repeated="10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58</text:p>
          </table:table-cell>
          <table:table-cell office:value-type="string">
            <text:p>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This resistor should be 10k in schematic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66, R68</text:p>
          </table:table-cell>
          <table:table-cell office:value-type="float" office:value="470">
            <text:p>470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470RL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73</text:p>
          </table:table-cell>
          <table:table-cell office:value-type="string">
            <text:p>12.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2K1L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74, R75, R76, R77</text:p>
          </table:table-cell>
          <table:table-cell office:value-type="float" office:value="49.9">
            <text:p>49.9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49R9L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78</text:p>
          </table:table-cell>
          <table:table-cell office:value-type="float" office:value="10">
            <text:p>10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RL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87</text:p>
          </table:table-cell>
          <table:table-cell office:value-type="string">
            <text:p>OPEN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88, R8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4K7L</text:p>
          </table:table-cell>
          <table:table-cell table:number-columns-repeated="1012"/>
        </table:table-row>
        <table:table-row table:style-name="ro2">
          <table:table-cell office:value-type="float" office:value="57">
            <text:p>5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V1, RV2</text:p>
          </table:table-cell>
          <table:table-cell office:value-type="string">
            <text:p>CG0603MLC</text:p>
          </table:table-cell>
          <table:table-cell office:value-type="string">
            <text:p>Device:Varistor_US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  <table:table-cell office:value-type="string">
            <text:p>Button_Switch_SMD:SW_SPST_FSMSM</text:p>
          </table:table-cell>
          <table:table-cell/>
          <table:table-cell office:value-type="string">
            <text:p>TE Connectivity</text:p>
          </table:table-cell>
          <table:table-cell office:value-type="string">
            <text:p>FSMSM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EZD71201A-F</text:p>
          </table:table-cell>
          <table:table-cell office:value-type="string">
            <text:p>Regulator_Linear:uA7805</text:p>
          </table:table-cell>
          <table:table-cell office:value-type="string">
            <text:p>Snack Machine:mEZD71201A</text:p>
          </table:table-cell>
          <table:table-cell office:value-type="string">
            <text:p>~</text:p>
          </table:table-cell>
          <table:table-cell office:value-type="string">
            <text:p>Monolithic Power Systems Inc.</text:p>
          </table:table-cell>
          <table:table-cell office:value-type="string">
            <text:p>MEZD71201A-F</text:p>
          </table:table-cell>
          <table:table-cell table:number-columns-repeated="1012"/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MEZD71202A-G</text:p>
          </table:table-cell>
          <table:table-cell office:value-type="string">
            <text:p>Regulator_Linear:uA7805</text:p>
          </table:table-cell>
          <table:table-cell office:value-type="string">
            <text:p>Snack Machine:mEZD71201A</text:p>
          </table:table-cell>
          <table:table-cell office:value-type="string">
            <text:p>~</text:p>
          </table:table-cell>
          <table:table-cell office:value-type="string">
            <text:p>Monolithic Power Systems Inc.</text:p>
          </table:table-cell>
          <table:table-cell office:value-type="string">
            <text:p>MEZD71202A-G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ATmega2560-16AU</text:p>
          </table:table-cell>
          <table:table-cell office:value-type="string">
            <text:p>MCU_Microchip_ATmega:ATmega2560-16AU</text:p>
          </table:table-cell>
          <table:table-cell office:value-type="string">
            <text:p>Package_QFP:TQFP-100_14x14mm_P0.5mm</text:p>
          </table:table-cell>
          <table:table-cell office:value-type="string">
            <text:p>http://ww1.microchip.com/downloads/en/DeviceDoc/Atmel-2549-8-bit-AVR-Microcontroller-ATmega640-1280-1281-2560-2561_datasheet.pdf</text:p>
          </table:table-cell>
          <table:table-cell office:value-type="string">
            <text:p>Microchip Technology</text:p>
          </table:table-cell>
          <table:table-cell office:value-type="string">
            <text:p>ATMEGA2560-16AU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4</text:p>
          </table:table-cell>
          <table:table-cell office:value-type="string">
            <text:p>INA180B3</text:p>
          </table:table-cell>
          <table:table-cell office:value-type="string">
            <text:p>Snack_Machine:INA180B3</text:p>
          </table:table-cell>
          <table:table-cell office:value-type="string">
            <text:p>Package_TO_SOT_SMD:SOT-23-5_HandSoldering</text:p>
          </table:table-cell>
          <table:table-cell/>
          <table:table-cell office:value-type="string">
            <text:p>Texas Instruments</text:p>
          </table:table-cell>
          <table:table-cell office:value-type="string">
            <text:p>INA180B3IDBVT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INA219</text:p>
          </table:table-cell>
          <table:table-cell office:value-type="string">
            <text:p>Snack_Machine:INA219</text:p>
          </table:table-cell>
          <table:table-cell office:value-type="string">
            <text:p>Package_TO_SOT_SMD:TSOT-23-8_HandSoldering</text:p>
          </table:table-cell>
          <table:table-cell/>
          <table:table-cell office:value-type="string">
            <text:p>Texas Instruments</text:p>
          </table:table-cell>
          <table:table-cell office:value-type="string">
            <text:p>INA219AIDCNR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ATmega16U2-MU</text:p>
          </table:table-cell>
          <table:table-cell office:value-type="string">
            <text:p>MCU_Microchip_ATmega:ATmega16U2-MU</text:p>
          </table:table-cell>
          <table:table-cell office:value-type="string">
            <text:p>Package_DFN_QFN:QFN-32-1EP_5x5mm_P0.5mm_EP3.1x3.1mm</text:p>
          </table:table-cell>
          <table:table-cell office:value-type="string">
            <text:p>http://ww1.microchip.com/downloads/en/DeviceDoc/doc7799.pdf</text:p>
          </table:table-cell>
          <table:table-cell office:value-type="string">
            <text:p>Microchip Technology</text:p>
          </table:table-cell>
          <table:table-cell office:value-type="string">
            <text:p>ATMEGA16U2-MU</text:p>
          </table:table-cell>
          <table:table-cell table:number-columns-repeated="1012"/>
        </table:table-row>
        <table:table-row table:style-name="ro2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7</text:p>
          </table:table-cell>
          <table:table-cell office:value-type="string">
            <text:p>74AHC1G125</text:p>
          </table:table-cell>
          <table:table-cell office:value-type="string">
            <text:p>Snack_Machine:74AHC1G125</text:p>
          </table:table-cell>
          <table:table-cell office:value-type="string">
            <text:p>Package_TO_SOT_SMD:SOT-23-5_HandSoldering</text:p>
          </table:table-cell>
          <table:table-cell/>
          <table:table-cell office:value-type="string">
            <text:p>Texas Instruments</text:p>
          </table:table-cell>
          <table:table-cell office:value-type="string">
            <text:p>SN74AHC1G125DBVR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8</text:p>
          </table:table-cell>
          <table:table-cell office:value-type="string">
            <text:p>W5500</text:p>
          </table:table-cell>
          <table:table-cell office:value-type="string">
            <text:p>Snack_Machine:W5500</text:p>
          </table:table-cell>
          <table:table-cell office:value-type="string">
            <text:p>Package_QFP:TQFP-48_7x7mm_P0.5mm</text:p>
          </table:table-cell>
          <table:table-cell/>
          <table:table-cell office:value-type="string">
            <text:p>WIZnet</text:p>
          </table:table-cell>
          <table:table-cell office:value-type="string">
            <text:p>W5500</text:p>
          </table:table-cell>
          <table:table-cell table:number-columns-repeated="1012"/>
        </table:table-row>
        <table:table-row table:style-name="ro2"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9</text:p>
          </table:table-cell>
          <table:table-cell office:value-type="string">
            <text:p>RB1-125BAG1A</text:p>
          </table:table-cell>
          <table:table-cell office:value-type="string">
            <text:p>Snack_Machine:RB1-125BAG1A</text:p>
          </table:table-cell>
          <table:table-cell office:value-type="string">
            <text:p>Snack Machine:RB1-125BAG1A</text:p>
          </table:table-cell>
          <table:table-cell/>
          <table:table-cell office:value-type="string">
            <text:p>WIZnet</text:p>
          </table:table-cell>
          <table:table-cell office:value-type="string">
            <text:p>RB1-125BAG1A</text:p>
          </table:table-cell>
          <table:table-cell table:number-columns-repeated="1012"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1, Y2</text:p>
          </table:table-cell>
          <table:table-cell office:value-type="string">
            <text:p>16MHz</text:p>
          </table:table-cell>
          <table:table-cell office:value-type="string">
            <text:p>Device:Crystal_GND2</text:p>
          </table:table-cell>
          <table:table-cell office:value-type="string">
            <text:p>Crystal:Resonator_SMD_muRata_CSTxExxV-3Pin_3.0x1.1mm_HandSoldering</text:p>
          </table:table-cell>
          <table:table-cell office:value-type="string">
            <text:p>~</text:p>
          </table:table-cell>
          <table:table-cell office:value-type="string">
            <text:p>Murata</text:p>
          </table:table-cell>
          <table:table-cell office:value-type="string">
            <text:p>CSTCE16M0V53C-R0</text:p>
          </table:table-cell>
          <table:table-cell table:number-columns-repeated="1012"/>
        </table:table-row>
        <table:table-row table:style-name="ro2"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3</text:p>
          </table:table-cell>
          <table:table-cell office:value-type="string">
            <text:p>25MHz</text:p>
          </table:table-cell>
          <table:table-cell office:value-type="string">
            <text:p>Device:Crystal_GND24</text:p>
          </table:table-cell>
          <table:table-cell office:value-type="string">
            <text:p>Crystal:Crystal_SMD_SeikoEpson_TSX3225-4Pin_3.2x2.5mm_HandSoldering</text:p>
          </table:table-cell>
          <table:table-cell office:value-type="string">
            <text:p>~</text:p>
          </table:table-cell>
          <table:table-cell office:value-type="string">
            <text:p>EPSON</text:p>
          </table:table-cell>
          <table:table-cell office:value-type="string">
            <text:p>TSX-3225 25.0000MF10P-C0</text:p>
          </table:table-cell>
          <table:table-cell table:number-columns-repeated="1012"/>
        </table:table-row>
        <table:table-row table:style-name="ro2">
          <table:table-cell table:number-columns-repeated="1022"/>
        </table:table-row>
        <table:table-row table:style-name="ro2">
          <table:table-cell office:value-type="string">
            <text:p>Extra</text:p>
          </table:table-cell>
          <table:table-cell table:number-columns-repeated="1021"/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Amphenol Anytek</text:p>
          </table:table-cell>
          <table:table-cell office:value-type="string">
            <text:p>TJ0851560000G</text:p>
          </table:table-cell>
          <table:table-cell table:number-columns-repeated="101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hoenix Contact</text:p>
          </table:table-cell>
          <table:table-cell office:value-type="float" office:value="1935226">
            <text:p>1935226</text:p>
          </table:table-cell>
          <table:table-cell table:number-columns-repeated="1012"/>
        </table:table-row>
        <table:table-row table:style-name="ro2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1A Fuse</text:p>
          </table:table-cell>
          <table:table-cell table:number-columns-repeated="5"/>
          <table:table-cell office:value-type="string">
            <text:p>needs to be mini fuse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.1” vertical header male</text:p>
          </table:table-cell>
          <table:table-cell table:number-columns-repeated="3"/>
          <table:table-cell office:value-type="string">
            <text:p>Sullins Connector Solutions</text:p>
          </table:table-cell>
          <table:table-cell office:value-type="string">
            <text:p>PREC040SFAN-RC</text:p>
          </table:table-cell>
          <table:table-cell table:number-columns-repeated="1012"/>
        </table:table-row>
        <table:table-row table:style-name="ro2"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0.1” vertical header female</text:p>
          </table:table-cell>
          <table:table-cell table:number-columns-repeated="3"/>
          <table:table-cell office:value-type="string">
            <text:p>Chip Quik Inc.</text:p>
          </table:table-cell>
          <table:table-cell office:value-type="string">
            <text:p>HDR100IMP40F-G-V-TH</text:p>
          </table:table-cell>
          <table:table-cell table:number-columns-repeated="1012"/>
        </table:table-row>
        <table:table-row table:style-name="ro2"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Molex</text:p>
          </table:table-cell>
          <table:table-cell office:value-type="string">
            <text:p>0050579405</text:p>
          </table:table-cell>
          <table:table-cell table:number-columns-repeated="1012"/>
        </table:table-row>
        <table:table-row table:style-name="ro2" table:number-rows-repeated="1048497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1/14/2019</text:date>, <text:time>20:1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20:10:43.36</dc:date>
    <dc:creator>Tom </dc:creator>
    <meta:generator>OpenOffice/4.1.2$Win32 OpenOffice.org_project/412m3$Build-9782</meta:generator>
    <meta:editing-duration>PT3H52M53S</meta:editing-duration>
    <meta:editing-cycles>11</meta:editing-cycles>
    <meta:document-statistic meta:table-count="1" meta:cell-count="741" meta:object-count="0"/>
  </office:meta>
</office:document-meta>
</file>